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n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chitectur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Written in python</text:p>
                <text:list>
                  <text:list-item>
                    <text:p text:style-name="P1">ansible</text:p>
                  </text:list-item>
                  <text:list-item>
                    <text:p text:style-name="P1">ansible-playbook</text:p>
                  </text:list-item>
                  <text:list-item>
                    <text:p text:style-name="P1">ansible-inventory</text:p>
                  </text:list-item>
                  <text:list-item>
                    <text:p text:style-name="P1">ansible-galaxy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nsible code is written in yaml format</text:p>
              </text:list-item>
              <text:list-item>
                <text:p>Use ansible-lint and yamllint to enforce style guidelines</text:p>
              </text:list-item>
              <text:list-item>
                <text:p>Check for preconditions at beginning of role</text:p>
                <text:list>
                  <text:list-item>
                    <text:p>Better yet, make role flexible so it doesn’t die on improper input</text:p>
                  </text:list-item>
                </text:list>
              </text:list-item>
              <text:list-item>
                <text:p>The name of the task is also a comment</text:p>
              </text:list-item>
              <text:list-item>
                <text:p>Roles are an api</text:p>
                <text:list>
                  <text:list-item>
                    <text:p>Given specific input</text:p>
                  </text:list-item>
                  <text:list-item>
                    <text:p>Provide specific output (or resul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eparate data from code</text:p>
                <text:list>
                  <text:list-item>
                    <text:p>Inventory</text:p>
                    <text:list>
                      <text:list-item>
                        <text:p>Hosts and groups</text:p>
                      </text:list-item>
                      <text:list-item>
                        <text:p>group_vars</text:p>
                      </text:list-item>
                      <text:list-item>
                        <text:p>host_vars</text:p>
                      </text:list-item>
                      <text:list-item>
                        <text:p>Group hosts into groups</text:p>
                      </text:list-item>
                      <text:list-item>
                        <text:p>Reference groups in playbooks/task lists rather than hosts</text:p>
                        <text:list>
                          <text:list-item>
                            <text:p>This allows you to easily replace hosts without having to alter playbooks</text:p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ventor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tatic</text:p>
                <text:list>
                  <text:list-item>
                    <text:p>Groups hosts into groups</text:p>
                    <text:list>
                      <text:list-item>
                        <text:p>Several different formats</text:p>
                        <text:list>
                          <text:list-item>
                            <text:p>Ini</text:p>
                          </text:list-item>
                          <text:list-item>
                            <text:p>Yaml</text:p>
                          </text:list-item>
                          <text:list-item>
                            <text:p>Js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ynamic</text:p>
                <text:list>
                  <text:list-item>
                    <text:p>Queries sources for hosts and groups</text:p>
                    <text:list>
                      <text:list-item>
                        <text:p>Ec2</text:p>
                      </text:list-item>
                      <text:list-item>
                        <text:p>Nmap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tructure</text:p>
                <text:list>
                  <text:list-item>
                    <text:p>Playbook has multiple tasks and roles</text:p>
                  </text:list-item>
                  <text:list-item>
                    <text:p>Modules configure specific things</text:p>
                    <text:list>
                      <text:list-item>
                        <text:p>http</text:p>
                      </text:list-item>
                      <text:list-item>
                        <text:p>cron</text:p>
                      </text:list-item>
                    </text:list>
                  </text:list-item>
                  <text:list-item>
                    <text:p>Variables</text:p>
                    <text:list>
                      <text:list-item>
                        <text:p>Effectively globa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Variable Precedence (mostly)</text:p>
                <text:list>
                  <text:list-item>
                    <text:p>Role defaults</text:p>
                  </text:list-item>
                  <text:list-item>
                    <text:p>inventory/group_varrs</text:p>
                  </text:list-item>
                  <text:list-item>
                    <text:p>inventory/host_vars</text:p>
                  </text:list-item>
                  <text:list-item>
                    <text:p>Host facts</text:p>
                  </text:list-item>
                  <text:list-item>
                    <text:p>Play vars</text:p>
                  </text:list-item>
                  <text:list-item>
                    <text:p>Role vars</text:p>
                  </text:list-item>
                  <text:list-item>
                    <text:p>set_facts</text:p>
                  </text:list-item>
                  <text:list-item>
                    <text:p>Extra v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ere are actually 22 levels of variable precendence</text:p>
                <text:list>
                  <text:list-item>
                    <text:p>Obviously complicated</text:p>
                  </text:list-item>
                </text:list>
              </text:list-item>
              <text:list-item>
                <text:p>Role order matters</text:p>
                <text:list>
                  <text:list-item>
                    <text:p>Later variables overwrite earlier ones</text:p>
                  </text:list-item>
                </text:list>
              </text:list-item>
              <text:list-item>
                <text:p><text:span text:style-name="T1">https://docs.ansible.com/ansible/latest/user_guide/playbooks_variables.html#understanding-variable-preced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riting Ansib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Role structure</text:p>
                <text:list>
                  <text:list-item>
                    <text:p>Role</text:p>
                    <text:list>
                      <text:list-item>
                        <text:p>defaults</text:p>
                      </text:list-item>
                      <text:list-item>
                        <text:p>files</text:p>
                      </text:list-item>
                      <text:list-item>
                        <text:p>tasks</text:p>
                      </text:list-item>
                      <text:list-item>
                        <text:p>templates</text:p>
                      </text:list-item>
                      <text:list-item>
                        <text:p>vars</text:p>
                      </text:list-item>
                    </text:list>
                  </text:list-item>
                  <text:list-item>
                    <text:p>Those are just the major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sible Ro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reate role with ansible-galaxy init</text:p>
              </text:list-item>
              <text:list-item>
                <text:p>This creates the entire role structure</text:p>
              </text:list-item>
              <text:list-item>
                <text:p>Use README to document role</text:p>
                <text:list>
                  <text:list-item>
                    <text:p>Name, Variables, Dependencies, and Example usage</text:p>
                  </text:list-item>
                  <text:list-item>
                    <text:p>Alter variables/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Defaults</text:p>
                <text:list>
                  <text:list-item>
                    <text:p>Contains default values for variables</text:p>
                  </text:list-item>
                  <text:list-item>
                    <text:p>Low precedence, so can be overridden</text:p>
                  </text:list-item>
                  <text:list-item>
                    <text:p>Use as document showing all inputs, with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iles</text:p>
                <text:list>
                  <text:list-item>
                    <text:p>Store files for this specific role</text:p>
                  </text:list-item>
                  <text:list-item>
                    <text:p>Files will be copied to remote hosts (with proper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asks</text:p>
                <text:list>
                  <text:list-item>
                    <text:p>Lists of tasks to perform on a host</text:p>
                  </text:list-item>
                  <text:list-item>
                    <text:p>Uses data from defaults and vars, and other variable sources</text:p>
                  </text:list-item>
                  <text:list-item>
                    <text:p>Set of steps processed in order</text:p>
                  </text:list-item>
                  <text:list-item>
                    <text:p>Can use conditionals to perform steps under specific circumstances</text:p>
                    <text:list>
                      <text:list-item>
                        <text:p>enable/disable features</text:p>
                      </text:list-item>
                      <text:list-item>
                        <text:p>Use different packages for different distribu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emplates</text:p>
                <text:list>
                  <text:list-item>
                    <text:p>Updating files with variable substitution</text:p>
                  </text:list-item>
                  <text:list-item>
                    <text:p>Uses jinja2 templ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ole Struc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emplate Example</text:p>
                <text:p># Mysql my.cnf file</text:p>
                <text:p>[mysql]</text:p>
                <text:p>user = root</text:p>
                <text:p>password = {{ mysql_pass }}</text:p>
              </text:list-item>
              <text:list-item>
                <text:p>{{ mysql_pass }} will be replaced with value of mysql_p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itfall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Global variables</text:p>
              </text:list-item>
              <text:list-item>
                <text:p>Hard to change values</text:p>
                <text:list>
                  <text:list-item>
                    <text:p>Create new variables</text:p>
                  </text:list-item>
                </text:list>
              </text:list-item>
              <text:list-item>
                <text:p>Name conflicts</text:p>
              </text:list-item>
              <text:list-item>
                <text:p>Variables aren’t typed</text:p>
              </text:list-item>
              <text:list-item>
                <text:p>Variable precedence</text:p>
              </text:list-item>
              <text:list-item>
                <text:p>Everything is permi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eated by Cisco</text:p>
              </text:list-item>
              <text:list-item>
                <text:p>Donated to Red Hat Ansible project in 2019</text:p>
              </text:list-item>
              <text:list-item>
                <text:p>Used to test your roles</text:p>
              </text:list-item>
              <text:list-item>
                <text:p>Uses ansible-galaxy to create ro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lecu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olecule init role user.example -d docker</text:p>
                <text:list>
                  <text:list-item>
                    <text:p>molecule init scenario -r &lt;current role&gt; -d docker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Work on the role</text:p>
                  </text:list-item>
                </text:list>
              </text:list-item>
              <text:list-item>
                <text:p>molecule converge</text:p>
                <text:list>
                  <text:list-item>
                    <text:p>molecule converge again, make sure ansible doesn’t report changes</text:p>
                  </text:list-item>
                </text:list>
              </text:list-item>
              <text:list-item>
                <text:p>molecule destroy</text:p>
              </text:list-item>
              <text:list-item>
                <text:p>Integrate with CI/C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-galax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nsible-galaxy role|collection search &lt;name&gt;</text:p>
              </text:list-item>
              <text:list-item>
                <text:p>Roles in galaxy hub for many purpos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nsible environmen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Use virtualenv, requirements.txt, and pip</text:p>
                <text:list>
                  <text:list-item>
                    <text:p>Keeps tree clean</text:p>
                  </text:list-item>
                  <text:list-item>
                    <text:p>Doesn’t pollute rest of system</text:p>
                  </text:list-item>
                </text:list>
              </text:list-item>
              <text:list-item>
                <text:p>Alternatively, docker container</text:p>
                <text:list>
                  <text:list-item>
                    <text:p>Isolates all dependencies for build in container</text:p>
                  </text:list-item>
                  <text:list-item>
                    <text:p>Different containers can be built for different purposes, version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WX / Ansible Tower</text:p>
              </text:list-item>
              <text:list-item>
                <text:p>CI/CD</text:p>
                <text:list>
                  <text:list-item>
                    <text:p>Jenkins</text:p>
                  </text:list-item>
                  <text:list-item>
                    <text:p>github/gitla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27:08.467636721</meta:creation-date>
    <meta:editing-duration>P4DT2H29M47S</meta:editing-duration>
    <meta:editing-cycles>16</meta:editing-cycles>
    <meta:generator>LibreOffice/7.1.8.1$Linux_X86_64 LibreOffice_project/10$Build-1</meta:generator>
    <dc:title>Blue Curve</dc:title>
    <dc:date>2022-07-06T07:25:28.082217750</dc:date>
    <meta:document-statistic meta:object-count="118"/>
  </office:meta>
</office:document-meta>
</file>